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in" svg:height="3.5453in" svg:x="6.3413in" svg:y="0.0417in">
            <draw:object draw:notify-on-update-of-ranges="Sheet1.A2:Sheet1.A15 Sheet1.B1:Sheet1.B1 Sheet1.B2:Sheet1.B15 Sheet1.A2:Sheet1.A15 Sheet1.C1:Sheet1.C1 Sheet1.C2:Sheet1.C15 Sheet1.A2:Sheet1.A15 Sheet1.D1:Sheet1.D1 Sheet1.D2:Sheet1.D15 Sheet1.A2:Sheet1.A15 Sheet1.E1:Sheet1.E1 Sheet1.E2:Sheet1.E15 Sheet1.A2:Sheet1.A15 Sheet1.F1:Sheet1.F1 Sheet1.F2:Sheet1.F15 Sheet1.A2:Sheet1.A15 Sheet1.G1:Sheet1.G1 Sheet1.G2:Sheet1.G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3701in" svg:y="3.3929in">
            <draw:object draw:notify-on-update-of-ranges="Sheet1.A24:Sheet1.A24 Sheet1.A25:Sheet1.A31 Sheet1.B24:Sheet1.B24 Sheet1.B25:Sheet1.B31 Sheet1.A24:Sheet1.A24 Sheet1.A25:Sheet1.A31 Sheet1.C24:Sheet1.C24 Sheet1.C25:Sheet1.C31 Sheet1.A24:Sheet1.A24 Sheet1.A25:Sheet1.A31 Sheet1.D24:Sheet1.D24 Sheet1.D25:Sheet1.D31 Sheet1.A24:Sheet1.A24 Sheet1.A25:Sheet1.A31 Sheet1.E24:Sheet1.E24 Sheet1.E25:Sheet1.E31 Sheet1.A24:Sheet1.A24 Sheet1.A25:Sheet1.A31 Sheet1.F24:Sheet1.F24 Sheet1.F25:Sheet1.F31 Sheet1.G24:Sheet1.G24 Sheet1.G25:Sheet1.G31 Sheet1.A25:Sheet1.A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C = 2^n</text:p>
          </table:table-cell>
          <table:table-cell office:value-type="string">
            <text:p>trace1</text:p>
          </table:table-cell>
          <table:table-cell office:value-type="string">
            <text:p>trace2</text:p>
          </table:table-cell>
          <table:table-cell office:value-type="string">
            <text:p>trace3</text:p>
          </table:table-cell>
          <table:table-cell office:value-type="string">
            <text:p>trace4</text:p>
          </table:table-cell>
          <table:table-cell office:value-type="string">
            <text:p>trace5</text:p>
          </table:table-cell>
          <table:table-cell office:value-type="string">
            <text:p>trace6</text:p>
          </table:table-cell>
        </table:table-row>
        <table:table-row table:style-name="ro1">
          <table:table-cell table:formula="of:=ROW()+5" office:value-type="float" office:value="7">
            <text:p>7</text:p>
          </table:table-cell>
          <table:table-cell office:value-type="float" office:value="0.291894">
            <text:p>0.291894</text:p>
          </table:table-cell>
          <table:table-cell office:value-type="float" office:value="0.530912">
            <text:p>0.530912</text:p>
          </table:table-cell>
          <table:table-cell office:value-type="float" office:value="0.506447">
            <text:p>0.506447</text:p>
          </table:table-cell>
          <table:table-cell office:value-type="float" office:value="0.054418">
            <text:p>0.054418</text:p>
          </table:table-cell>
          <table:table-cell office:value-type="float" office:value="0.290705">
            <text:p>0.290705</text:p>
          </table:table-cell>
          <table:table-cell office:value-type="float" office:value="0.99998">
            <text:p>0.99998</text:p>
          </table:table-cell>
        </table:table-row>
        <table:table-row table:style-name="ro1">
          <table:table-cell table:formula="of:=ROW()+5" office:value-type="float" office:value="8">
            <text:p>8</text:p>
          </table:table-cell>
          <table:table-cell office:value-type="float" office:value="0.272385">
            <text:p>0.272385</text:p>
          </table:table-cell>
          <table:table-cell office:value-type="float" office:value="0.22867">
            <text:p>0.22867</text:p>
          </table:table-cell>
          <table:table-cell office:value-type="float" office:value="0.482831">
            <text:p>0.482831</text:p>
          </table:table-cell>
          <table:table-cell office:value-type="float" office:value="0.05435">
            <text:p>0.05435</text:p>
          </table:table-cell>
          <table:table-cell office:value-type="float" office:value="0.273364">
            <text:p>0.273364</text:p>
          </table:table-cell>
          <table:table-cell office:value-type="float" office:value="0.99998">
            <text:p>0.99998</text:p>
          </table:table-cell>
        </table:table-row>
        <table:table-row table:style-name="ro1">
          <table:table-cell table:formula="of:=ROW()+5" office:value-type="float" office:value="9">
            <text:p>9</text:p>
          </table:table-cell>
          <table:table-cell office:value-type="float" office:value="0.239233">
            <text:p>0.239233</text:p>
          </table:table-cell>
          <table:table-cell office:value-type="float" office:value="0.081105">
            <text:p>0.081105</text:p>
          </table:table-cell>
          <table:table-cell office:value-type="float" office:value="0.464672">
            <text:p>0.464672</text:p>
          </table:table-cell>
          <table:table-cell office:value-type="float" office:value="0.013181">
            <text:p>0.013181</text:p>
          </table:table-cell>
          <table:table-cell office:value-type="float" office:value="0.249187">
            <text:p>0.249187</text:p>
          </table:table-cell>
          <table:table-cell office:value-type="float" office:value="0.99998">
            <text:p>0.99998</text:p>
          </table:table-cell>
        </table:table-row>
        <table:table-row table:style-name="ro1">
          <table:table-cell table:formula="of:=ROW()+5" office:value-type="float" office:value="10">
            <text:p>10</text:p>
          </table:table-cell>
          <table:table-cell office:value-type="float" office:value="0.206061">
            <text:p>0.206061</text:p>
          </table:table-cell>
          <table:table-cell office:value-type="float" office:value="0.067297">
            <text:p>0.067297</text:p>
          </table:table-cell>
          <table:table-cell office:value-type="float" office:value="0.429904">
            <text:p>0.429904</text:p>
          </table:table-cell>
          <table:table-cell office:value-type="float" office:value="0.001341">
            <text:p>0.001341</text:p>
          </table:table-cell>
          <table:table-cell office:value-type="float" office:value="0.222821">
            <text:p>0.222821</text:p>
          </table:table-cell>
          <table:table-cell office:value-type="float" office:value="0.99998">
            <text:p>0.99998</text:p>
          </table:table-cell>
        </table:table-row>
        <table:table-row table:style-name="ro1">
          <table:table-cell table:formula="of:=ROW()+5" office:value-type="float" office:value="11">
            <text:p>11</text:p>
          </table:table-cell>
          <table:table-cell office:value-type="float" office:value="0.168048">
            <text:p>0.168048</text:p>
          </table:table-cell>
          <table:table-cell office:value-type="float" office:value="0.043008">
            <text:p>0.043008</text:p>
          </table:table-cell>
          <table:table-cell office:value-type="float" office:value="0.388959">
            <text:p>0.388959</text:p>
          </table:table-cell>
          <table:table-cell office:value-type="float" office:value="0.001301">
            <text:p>0.001301</text:p>
          </table:table-cell>
          <table:table-cell office:value-type="float" office:value="0.183395">
            <text:p>0.183395</text:p>
          </table:table-cell>
          <table:table-cell office:value-type="float" office:value="0.99998">
            <text:p>0.99998</text:p>
          </table:table-cell>
        </table:table-row>
        <table:table-row table:style-name="ro1">
          <table:table-cell table:formula="of:=ROW()+5" office:value-type="float" office:value="12">
            <text:p>12</text:p>
          </table:table-cell>
          <table:table-cell office:value-type="float" office:value="0.14826">
            <text:p>0.14826</text:p>
          </table:table-cell>
          <table:table-cell office:value-type="float" office:value="0.023957">
            <text:p>0.023957</text:p>
          </table:table-cell>
          <table:table-cell office:value-type="float" office:value="0.321149">
            <text:p>0.321149</text:p>
          </table:table-cell>
          <table:table-cell office:value-type="float" office:value="0.001152">
            <text:p>0.001152</text:p>
          </table:table-cell>
          <table:table-cell office:value-type="float" office:value="0.133418">
            <text:p>0.133418</text:p>
          </table:table-cell>
          <table:table-cell office:value-type="float" office:value="0.99998">
            <text:p>0.99998</text:p>
          </table:table-cell>
        </table:table-row>
        <table:table-row table:style-name="ro1">
          <table:table-cell table:formula="of:=ROW()+5" office:value-type="float" office:value="13">
            <text:p>13</text:p>
          </table:table-cell>
          <table:table-cell office:value-type="float" office:value="0.103159">
            <text:p>0.103159</text:p>
          </table:table-cell>
          <table:table-cell office:value-type="float" office:value="0.01751">
            <text:p>0.01751</text:p>
          </table:table-cell>
          <table:table-cell office:value-type="float" office:value="0.256858">
            <text:p>0.256858</text:p>
          </table:table-cell>
          <table:table-cell office:value-type="float" office:value="0.000968">
            <text:p>0.000968</text:p>
          </table:table-cell>
          <table:table-cell office:value-type="float" office:value="0.097549">
            <text:p>0.097549</text:p>
          </table:table-cell>
          <table:table-cell office:value-type="float" office:value="0.99998">
            <text:p>0.99998</text:p>
          </table:table-cell>
        </table:table-row>
        <table:table-row table:style-name="ro1">
          <table:table-cell table:formula="of:=ROW()+5" office:value-type="float" office:value="14">
            <text:p>14</text:p>
          </table:table-cell>
          <table:table-cell office:value-type="float" office:value="0.075576">
            <text:p>0.075576</text:p>
          </table:table-cell>
          <table:table-cell office:value-type="float" office:value="0.016296">
            <text:p>0.016296</text:p>
          </table:table-cell>
          <table:table-cell office:value-type="float" office:value="0.194306">
            <text:p>0.194306</text:p>
          </table:table-cell>
          <table:table-cell office:value-type="float" office:value="0.000831">
            <text:p>0.000831</text:p>
          </table:table-cell>
          <table:table-cell office:value-type="float" office:value="0.056465">
            <text:p>0.056465</text:p>
          </table:table-cell>
          <table:table-cell office:value-type="float" office:value="0.99998">
            <text:p>0.99998</text:p>
          </table:table-cell>
        </table:table-row>
        <table:table-row table:style-name="ro1">
          <table:table-cell table:formula="of:=ROW()+5" office:value-type="float" office:value="15">
            <text:p>15</text:p>
          </table:table-cell>
          <table:table-cell office:value-type="float" office:value="0.048549">
            <text:p>0.048549</text:p>
          </table:table-cell>
          <table:table-cell office:value-type="float" office:value="0.001277">
            <text:p>0.001277</text:p>
          </table:table-cell>
          <table:table-cell office:value-type="float" office:value="0.132412">
            <text:p>0.132412</text:p>
          </table:table-cell>
          <table:table-cell office:value-type="float" office:value="0.000735">
            <text:p>0.000735</text:p>
          </table:table-cell>
          <table:table-cell office:value-type="float" office:value="0.040288">
            <text:p>0.040288</text:p>
          </table:table-cell>
          <table:table-cell office:value-type="float" office:value="0.99998">
            <text:p>0.99998</text:p>
          </table:table-cell>
        </table:table-row>
        <table:table-row table:style-name="ro1">
          <table:table-cell table:formula="of:=ROW()+5" office:value-type="float" office:value="16">
            <text:p>16</text:p>
          </table:table-cell>
          <table:table-cell office:value-type="float" office:value="0.038077">
            <text:p>0.038077</text:p>
          </table:table-cell>
          <table:table-cell office:value-type="float" office:value="0.001147">
            <text:p>0.001147</text:p>
          </table:table-cell>
          <table:table-cell office:value-type="float" office:value="0.045166">
            <text:p>0.045166</text:p>
          </table:table-cell>
          <table:table-cell office:value-type="float" office:value="0.000711">
            <text:p>0.000711</text:p>
          </table:table-cell>
          <table:table-cell office:value-type="float" office:value="0.024938">
            <text:p>0.024938</text:p>
          </table:table-cell>
          <table:table-cell office:value-type="float" office:value="0.99998">
            <text:p>0.99998</text:p>
          </table:table-cell>
        </table:table-row>
        <table:table-row table:style-name="ro1">
          <table:table-cell table:formula="of:=ROW()+5" office:value-type="float" office:value="17">
            <text:p>17</text:p>
          </table:table-cell>
          <table:table-cell office:value-type="float" office:value="0.030453">
            <text:p>0.030453</text:p>
          </table:table-cell>
          <table:table-cell office:value-type="float" office:value="0.001139">
            <text:p>0.001139</text:p>
          </table:table-cell>
          <table:table-cell office:value-type="float" office:value="0.011991">
            <text:p>0.011991</text:p>
          </table:table-cell>
          <table:table-cell office:value-type="float" office:value="0.000702">
            <text:p>0.000702</text:p>
          </table:table-cell>
          <table:table-cell office:value-type="float" office:value="0.011527">
            <text:p>0.011527</text:p>
          </table:table-cell>
          <table:table-cell office:value-type="float" office:value="0.99998">
            <text:p>0.99998</text:p>
          </table:table-cell>
        </table:table-row>
        <table:table-row table:style-name="ro1">
          <table:table-cell table:formula="of:=ROW()+5" office:value-type="float" office:value="18">
            <text:p>18</text:p>
          </table:table-cell>
          <table:table-cell office:value-type="float" office:value="0.028354">
            <text:p>0.028354</text:p>
          </table:table-cell>
          <table:table-cell office:value-type="float" office:value="0.001118">
            <text:p>0.001118</text:p>
          </table:table-cell>
          <table:table-cell office:value-type="float" office:value="0.002183">
            <text:p>0.002183</text:p>
          </table:table-cell>
          <table:table-cell office:value-type="float" office:value="0.000694">
            <text:p>0.000694</text:p>
          </table:table-cell>
          <table:table-cell office:value-type="float" office:value="0.008997">
            <text:p>0.008997</text:p>
          </table:table-cell>
          <table:table-cell office:value-type="float" office:value="0.99998">
            <text:p>0.99998</text:p>
          </table:table-cell>
        </table:table-row>
        <table:table-row table:style-name="ro1">
          <table:table-cell table:formula="of:=ROW()+5" office:value-type="float" office:value="19">
            <text:p>19</text:p>
          </table:table-cell>
          <table:table-cell office:value-type="float" office:value="0.028354">
            <text:p>0.028354</text:p>
          </table:table-cell>
          <table:table-cell office:value-type="float" office:value="0.001113">
            <text:p>0.001113</text:p>
          </table:table-cell>
          <table:table-cell office:value-type="float" office:value="0.002183">
            <text:p>0.002183</text:p>
          </table:table-cell>
          <table:table-cell office:value-type="float" office:value="0.000694">
            <text:p>0.000694</text:p>
          </table:table-cell>
          <table:table-cell office:value-type="float" office:value="0.006415">
            <text:p>0.006415</text:p>
          </table:table-cell>
          <table:table-cell office:value-type="float" office:value="0.99998">
            <text:p>0.99998</text:p>
          </table:table-cell>
        </table:table-row>
        <table:table-row table:style-name="ro1">
          <table:table-cell table:formula="of:=ROW()+5" office:value-type="float" office:value="20">
            <text:p>20</text:p>
          </table:table-cell>
          <table:table-cell office:value-type="float" office:value="0.028354">
            <text:p>0.028354</text:p>
          </table:table-cell>
          <table:table-cell office:value-type="float" office:value="0.001113">
            <text:p>0.001113</text:p>
          </table:table-cell>
          <table:table-cell office:value-type="float" office:value="0.002183">
            <text:p>0.002183</text:p>
          </table:table-cell>
          <table:table-cell office:value-type="float" office:value="0.000694">
            <text:p>0.000694</text:p>
          </table:table-cell>
          <table:table-cell office:value-type="float" office:value="0.006271">
            <text:p>0.006271</text:p>
          </table:table-cell>
          <table:table-cell office:value-type="float" office:value="0.99998">
            <text:p>0.99998</text:p>
          </table:table-cell>
        </table:table-row>
        <table:table-row table:style-name="ro2" table:number-rows-repeated="8">
          <table:table-cell table:number-columns-repeated="7"/>
        </table:table-row>
        <table:table-row table:style-name="ro1">
          <table:table-cell office:value-type="string">
            <text:p>K = 2^n</text:p>
          </table:table-cell>
          <table:table-cell office:value-type="string">
            <text:p>trace1</text:p>
          </table:table-cell>
          <table:table-cell office:value-type="string">
            <text:p>trace2</text:p>
          </table:table-cell>
          <table:table-cell office:value-type="string">
            <text:p>trace3</text:p>
          </table:table-cell>
          <table:table-cell office:value-type="string">
            <text:p>trace4</text:p>
          </table:table-cell>
          <table:table-cell office:value-type="string">
            <text:p>trace5</text:p>
          </table:table-cell>
          <table:table-cell office:value-type="string">
            <text:p>trace6</text:p>
          </table:table-cell>
        </table:table-row>
        <table:table-row table:style-name="ro1">
          <table:table-cell table:formula="of:=ROW()-25" office:value-type="float" office:value="0">
            <text:p>0</text:p>
          </table:table-cell>
          <table:table-cell office:value-type="float" office:value="0.024499">
            <text:p>0.024499</text:p>
          </table:table-cell>
          <table:table-cell office:value-type="float" office:value="0.00064">
            <text:p>0.00064</text:p>
          </table:table-cell>
          <table:table-cell office:value-type="float" office:value="0.030273">
            <text:p>0.030273</text:p>
          </table:table-cell>
          <table:table-cell office:value-type="float" office:value="0.000426">
            <text:p>0.000426</text:p>
          </table:table-cell>
          <table:table-cell office:value-type="float" office:value="0.017089">
            <text:p>0.017089</text:p>
          </table:table-cell>
          <table:table-cell office:value-type="float" office:value="0.99998">
            <text:p>0.99998</text:p>
          </table:table-cell>
        </table:table-row>
        <table:table-row table:style-name="ro1">
          <table:table-cell table:formula="of:=ROW()-25" office:value-type="float" office:value="1">
            <text:p>1</text:p>
          </table:table-cell>
          <table:table-cell office:value-type="float" office:value="0.031545">
            <text:p>0.031545</text:p>
          </table:table-cell>
          <table:table-cell office:value-type="float" office:value="0.000709">
            <text:p>0.000709</text:p>
          </table:table-cell>
          <table:table-cell office:value-type="float" office:value="0.082819">
            <text:p>0.082819</text:p>
          </table:table-cell>
          <table:table-cell office:value-type="float" office:value="0.000448">
            <text:p>0.000448</text:p>
          </table:table-cell>
          <table:table-cell office:value-type="float" office:value="0.0271">
            <text:p>0.0271</text:p>
          </table:table-cell>
          <table:table-cell office:value-type="float" office:value="0.99998">
            <text:p>0.99998</text:p>
          </table:table-cell>
        </table:table-row>
        <table:table-row table:style-name="ro1">
          <table:table-cell table:formula="of:=ROW()-25" office:value-type="float" office:value="2">
            <text:p>2</text:p>
          </table:table-cell>
          <table:table-cell office:value-type="float" office:value="0.049491">
            <text:p>0.049491</text:p>
          </table:table-cell>
          <table:table-cell office:value-type="float" office:value="0.00834">
            <text:p>0.00834</text:p>
          </table:table-cell>
          <table:table-cell office:value-type="float" office:value="0.118024">
            <text:p>0.118024</text:p>
          </table:table-cell>
          <table:table-cell office:value-type="float" office:value="0.000513">
            <text:p>0.000513</text:p>
          </table:table-cell>
          <table:table-cell office:value-type="float" office:value="0.037122">
            <text:p>0.037122</text:p>
          </table:table-cell>
          <table:table-cell office:value-type="float" office:value="0.99998">
            <text:p>0.99998</text:p>
          </table:table-cell>
        </table:table-row>
        <table:table-row table:style-name="ro1">
          <table:table-cell table:formula="of:=ROW()-25" office:value-type="float" office:value="3">
            <text:p>3</text:p>
          </table:table-cell>
          <table:table-cell office:value-type="float" office:value="0.065831">
            <text:p>0.065831</text:p>
          </table:table-cell>
          <table:table-cell office:value-type="float" office:value="0.008601">
            <text:p>0.008601</text:p>
          </table:table-cell>
          <table:table-cell office:value-type="float" office:value="0.15696">
            <text:p>0.15696</text:p>
          </table:table-cell>
          <table:table-cell office:value-type="float" office:value="0.000616">
            <text:p>0.000616</text:p>
          </table:table-cell>
          <table:table-cell office:value-type="float" office:value="0.065263">
            <text:p>0.065263</text:p>
          </table:table-cell>
          <table:table-cell office:value-type="float" office:value="0.874783">
            <text:p>0.874783</text:p>
          </table:table-cell>
        </table:table-row>
        <table:table-row table:style-name="ro1">
          <table:table-cell table:formula="of:=ROW()-25" office:value-type="float" office:value="4">
            <text:p>4</text:p>
          </table:table-cell>
          <table:table-cell office:value-type="float" office:value="0.08866">
            <text:p>0.08866</text:p>
          </table:table-cell>
          <table:table-cell office:value-type="float" office:value="0.0131">
            <text:p>0.0131</text:p>
          </table:table-cell>
          <table:table-cell office:value-type="float" office:value="0.191731">
            <text:p>0.191731</text:p>
          </table:table-cell>
          <table:table-cell office:value-type="float" office:value="0.000737">
            <text:p>0.000737</text:p>
          </table:table-cell>
          <table:table-cell office:value-type="float" office:value="0.0893">
            <text:p>0.0893</text:p>
          </table:table-cell>
          <table:table-cell office:value-type="float" office:value="0.765145">
            <text:p>0.765145</text:p>
          </table:table-cell>
        </table:table-row>
        <table:table-row table:style-name="ro1">
          <table:table-cell table:formula="of:=ROW()-25" office:value-type="float" office:value="5">
            <text:p>5</text:p>
          </table:table-cell>
          <table:table-cell office:value-type="float" office:value="0.103673">
            <text:p>0.103673</text:p>
          </table:table-cell>
          <table:table-cell office:value-type="float" office:value="0.024238">
            <text:p>0.024238</text:p>
          </table:table-cell>
          <table:table-cell office:value-type="float" office:value="0.231923">
            <text:p>0.231923</text:p>
          </table:table-cell>
          <table:table-cell office:value-type="float" office:value="0.000805">
            <text:p>0.000805</text:p>
          </table:table-cell>
          <table:table-cell office:value-type="float" office:value="0.123351">
            <text:p>0.123351</text:p>
          </table:table-cell>
          <table:table-cell office:value-type="float" office:value="0.750925">
            <text:p>0.750925</text:p>
          </table:table-cell>
        </table:table-row>
        <table:table-row table:style-name="ro1">
          <table:table-cell table:formula="of:=ROW()-25" office:value-type="float" office:value="6">
            <text:p>6</text:p>
          </table:table-cell>
          <table:table-cell office:value-type="float" office:value="0.133076">
            <text:p>0.133076</text:p>
          </table:table-cell>
          <table:table-cell office:value-type="float" office:value="0.037498">
            <text:p>0.037498</text:p>
          </table:table-cell>
          <table:table-cell office:value-type="float" office:value="0.254817">
            <text:p>0.254817</text:p>
          </table:table-cell>
          <table:table-cell office:value-type="float" office:value="0.000833">
            <text:p>0.000833</text:p>
          </table:table-cell>
          <table:table-cell office:value-type="float" office:value="0.147342">
            <text:p>0.147342</text:p>
          </table:table-cell>
          <table:table-cell office:value-type="float" office:value="0.750925">
            <text:p>0.750925</text:p>
          </table:table-cell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Sprague</meta:initial-creator>
    <meta:creation-date>2013-09-11T14:08:39</meta:creation-date>
    <dc:date>2013-09-12T16:31:34</dc:date>
    <dc:creator>Brandon Sprague</dc:creator>
    <meta:editing-duration>P0D</meta:editing-duration>
    <meta:editing-cycles>2</meta:editing-cycles>
    <meta:generator>LibreOffice/3.5$Linux_X86_64 LibreOffice_project/350m1$Build-2</meta:generator>
    <meta:document-statistic meta:table-count="3" meta:cell-count="1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01cm" svg:y="2.959cm" style:legend-expansion="high" chart:style-name="ch2"/>
        <chart:plot-area chart:style-name="ch3" table:cell-range-address="Sheet1.A2:Sheet1.G15 Sheet1.B1:Sheet1.G1" chart:data-source-has-labels="row" svg:x="0.769cm" svg:y="0.855cm" svg:width="12.294cm" svg:height="7.551cm">
          <chartooo:coordinate-region svg:x="1.497cm" svg:y="1.055cm" svg:width="11.379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5" chart:label-cell-address="Sheet1.B1:Sheet1.B1" chart:class="chart:scatter">
            <chart:domain table:cell-range-address="Sheet1.A2:Sheet1.A15"/>
            <chart:data-point chart:repeated="14"/>
          </chart:series>
          <chart:series chart:style-name="ch7" chart:values-cell-range-address="Sheet1.C2:Sheet1.C15" chart:label-cell-address="Sheet1.C1:Sheet1.C1" chart:class="chart:scatter">
            <chart:data-point chart:repeated="14"/>
          </chart:series>
          <chart:series chart:style-name="ch8" chart:values-cell-range-address="Sheet1.D2:Sheet1.D15" chart:label-cell-address="Sheet1.D1:Sheet1.D1" chart:class="chart:scatter">
            <chart:data-point chart:repeated="14"/>
          </chart:series>
          <chart:series chart:style-name="ch9" chart:values-cell-range-address="Sheet1.E2:Sheet1.E15" chart:label-cell-address="Sheet1.E1:Sheet1.E1" chart:class="chart:scatter">
            <chart:data-point chart:repeated="14"/>
          </chart:series>
          <chart:series chart:style-name="ch10" chart:values-cell-range-address="Sheet1.F2:Sheet1.F15" chart:label-cell-address="Sheet1.F1:Sheet1.F1" chart:class="chart:scatter">
            <chart:data-point chart:repeated="14"/>
          </chart:series>
          <chart:series chart:style-name="ch11" chart:values-cell-range-address="Sheet1.G2:Sheet1.G15" chart:label-cell-address="Sheet1.G1:Sheet1.G1" chart:class="chart:scatte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ce1</text:p>
                <draw:g>
                  <svg:desc>Sheet1.B1:Sheet1.B1</svg:desc>
                </draw:g>
              </table:table-cell>
              <table:table-cell office:value-type="string">
                <text:p>trace2</text:p>
                <draw:g>
                  <svg:desc>Sheet1.C1:Sheet1.C1</svg:desc>
                </draw:g>
              </table:table-cell>
              <table:table-cell office:value-type="string">
                <text:p>trace3</text:p>
                <draw:g>
                  <svg:desc>Sheet1.D1:Sheet1.D1</svg:desc>
                </draw:g>
              </table:table-cell>
              <table:table-cell office:value-type="string">
                <text:p>trace4</text:p>
                <draw:g>
                  <svg:desc>Sheet1.E1:Sheet1.E1</svg:desc>
                </draw:g>
              </table:table-cell>
              <table:table-cell office:value-type="string">
                <text:p>trace5</text:p>
                <draw:g>
                  <svg:desc>Sheet1.F1:Sheet1.F1</svg:desc>
                </draw:g>
              </table:table-cell>
              <table:table-cell office:value-type="string">
                <text:p>trace6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A2:Sheet1.A15</svg:desc>
                </draw:g>
              </table:table-cell>
              <table:table-cell office:value-type="float" office:value="0.291894">
                <text:p>0.291894</text:p>
                <draw:g>
                  <svg:desc>Sheet1.B2:Sheet1.B15</svg:desc>
                </draw:g>
              </table:table-cell>
              <table:table-cell office:value-type="float" office:value="0.530912">
                <text:p>0.530912</text:p>
                <draw:g>
                  <svg:desc>Sheet1.C2:Sheet1.C15</svg:desc>
                </draw:g>
              </table:table-cell>
              <table:table-cell office:value-type="float" office:value="0.506447">
                <text:p>0.506447</text:p>
                <draw:g>
                  <svg:desc>Sheet1.D2:Sheet1.D15</svg:desc>
                </draw:g>
              </table:table-cell>
              <table:table-cell office:value-type="float" office:value="0.054418">
                <text:p>0.054418</text:p>
                <draw:g>
                  <svg:desc>Sheet1.E2:Sheet1.E15</svg:desc>
                </draw:g>
              </table:table-cell>
              <table:table-cell office:value-type="float" office:value="0.290705">
                <text:p>0.290705</text:p>
                <draw:g>
                  <svg:desc>Sheet1.F2:Sheet1.F15</svg:desc>
                </draw:g>
              </table:table-cell>
              <table:table-cell office:value-type="float" office:value="0.99998">
                <text:p>0.99998</text:p>
                <draw:g>
                  <svg:desc>Sheet1.G2:Sheet1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272385">
                <text:p>0.272385</text:p>
              </table:table-cell>
              <table:table-cell office:value-type="float" office:value="0.22867">
                <text:p>0.22867</text:p>
              </table:table-cell>
              <table:table-cell office:value-type="float" office:value="0.482831">
                <text:p>0.482831</text:p>
              </table:table-cell>
              <table:table-cell office:value-type="float" office:value="0.05435">
                <text:p>0.05435</text:p>
              </table:table-cell>
              <table:table-cell office:value-type="float" office:value="0.273364">
                <text:p>0.273364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39233">
                <text:p>0.239233</text:p>
              </table:table-cell>
              <table:table-cell office:value-type="float" office:value="0.081105">
                <text:p>0.081105</text:p>
              </table:table-cell>
              <table:table-cell office:value-type="float" office:value="0.464672">
                <text:p>0.464672</text:p>
              </table:table-cell>
              <table:table-cell office:value-type="float" office:value="0.013181">
                <text:p>0.013181</text:p>
              </table:table-cell>
              <table:table-cell office:value-type="float" office:value="0.249187">
                <text:p>0.249187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206061">
                <text:p>0.206061</text:p>
              </table:table-cell>
              <table:table-cell office:value-type="float" office:value="0.067297">
                <text:p>0.067297</text:p>
              </table:table-cell>
              <table:table-cell office:value-type="float" office:value="0.429904">
                <text:p>0.429904</text:p>
              </table:table-cell>
              <table:table-cell office:value-type="float" office:value="0.001341">
                <text:p>0.001341</text:p>
              </table:table-cell>
              <table:table-cell office:value-type="float" office:value="0.222821">
                <text:p>0.222821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168048">
                <text:p>0.168048</text:p>
              </table:table-cell>
              <table:table-cell office:value-type="float" office:value="0.043008">
                <text:p>0.043008</text:p>
              </table:table-cell>
              <table:table-cell office:value-type="float" office:value="0.388959">
                <text:p>0.388959</text:p>
              </table:table-cell>
              <table:table-cell office:value-type="float" office:value="0.001301">
                <text:p>0.001301</text:p>
              </table:table-cell>
              <table:table-cell office:value-type="float" office:value="0.183395">
                <text:p>0.183395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14826">
                <text:p>0.14826</text:p>
              </table:table-cell>
              <table:table-cell office:value-type="float" office:value="0.023957">
                <text:p>0.023957</text:p>
              </table:table-cell>
              <table:table-cell office:value-type="float" office:value="0.321149">
                <text:p>0.321149</text:p>
              </table:table-cell>
              <table:table-cell office:value-type="float" office:value="0.001152">
                <text:p>0.001152</text:p>
              </table:table-cell>
              <table:table-cell office:value-type="float" office:value="0.133418">
                <text:p>0.133418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103159">
                <text:p>0.103159</text:p>
              </table:table-cell>
              <table:table-cell office:value-type="float" office:value="0.01751">
                <text:p>0.01751</text:p>
              </table:table-cell>
              <table:table-cell office:value-type="float" office:value="0.256858">
                <text:p>0.256858</text:p>
              </table:table-cell>
              <table:table-cell office:value-type="float" office:value="0.000968">
                <text:p>0.000968</text:p>
              </table:table-cell>
              <table:table-cell office:value-type="float" office:value="0.097549">
                <text:p>0.097549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075576">
                <text:p>0.075576</text:p>
              </table:table-cell>
              <table:table-cell office:value-type="float" office:value="0.016296">
                <text:p>0.016296</text:p>
              </table:table-cell>
              <table:table-cell office:value-type="float" office:value="0.194306">
                <text:p>0.194306</text:p>
              </table:table-cell>
              <table:table-cell office:value-type="float" office:value="0.000831">
                <text:p>0.000831</text:p>
              </table:table-cell>
              <table:table-cell office:value-type="float" office:value="0.056465">
                <text:p>0.056465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0.048549">
                <text:p>0.048549</text:p>
              </table:table-cell>
              <table:table-cell office:value-type="float" office:value="0.001277">
                <text:p>0.001277</text:p>
              </table:table-cell>
              <table:table-cell office:value-type="float" office:value="0.132412">
                <text:p>0.132412</text:p>
              </table:table-cell>
              <table:table-cell office:value-type="float" office:value="0.000735">
                <text:p>0.000735</text:p>
              </table:table-cell>
              <table:table-cell office:value-type="float" office:value="0.040288">
                <text:p>0.040288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0.038077">
                <text:p>0.038077</text:p>
              </table:table-cell>
              <table:table-cell office:value-type="float" office:value="0.001147">
                <text:p>0.001147</text:p>
              </table:table-cell>
              <table:table-cell office:value-type="float" office:value="0.045166">
                <text:p>0.045166</text:p>
              </table:table-cell>
              <table:table-cell office:value-type="float" office:value="0.000711">
                <text:p>0.000711</text:p>
              </table:table-cell>
              <table:table-cell office:value-type="float" office:value="0.024938">
                <text:p>0.024938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0.030453">
                <text:p>0.030453</text:p>
              </table:table-cell>
              <table:table-cell office:value-type="float" office:value="0.001139">
                <text:p>0.001139</text:p>
              </table:table-cell>
              <table:table-cell office:value-type="float" office:value="0.011991">
                <text:p>0.011991</text:p>
              </table:table-cell>
              <table:table-cell office:value-type="float" office:value="0.000702">
                <text:p>0.000702</text:p>
              </table:table-cell>
              <table:table-cell office:value-type="float" office:value="0.011527">
                <text:p>0.011527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0.028354">
                <text:p>0.028354</text:p>
              </table:table-cell>
              <table:table-cell office:value-type="float" office:value="0.001118">
                <text:p>0.001118</text:p>
              </table:table-cell>
              <table:table-cell office:value-type="float" office:value="0.002183">
                <text:p>0.002183</text:p>
              </table:table-cell>
              <table:table-cell office:value-type="float" office:value="0.000694">
                <text:p>0.000694</text:p>
              </table:table-cell>
              <table:table-cell office:value-type="float" office:value="0.008997">
                <text:p>0.008997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0.028354">
                <text:p>0.028354</text:p>
              </table:table-cell>
              <table:table-cell office:value-type="float" office:value="0.001113">
                <text:p>0.001113</text:p>
              </table:table-cell>
              <table:table-cell office:value-type="float" office:value="0.002183">
                <text:p>0.002183</text:p>
              </table:table-cell>
              <table:table-cell office:value-type="float" office:value="0.000694">
                <text:p>0.000694</text:p>
              </table:table-cell>
              <table:table-cell office:value-type="float" office:value="0.006415">
                <text:p>0.006415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0.028354">
                <text:p>0.028354</text:p>
              </table:table-cell>
              <table:table-cell office:value-type="float" office:value="0.001113">
                <text:p>0.001113</text:p>
              </table:table-cell>
              <table:table-cell office:value-type="float" office:value="0.002183">
                <text:p>0.002183</text:p>
              </table:table-cell>
              <table:table-cell office:value-type="float" office:value="0.000694">
                <text:p>0.000694</text:p>
              </table:table-cell>
              <table:table-cell office:value-type="float" office:value="0.006271">
                <text:p>0.006271</text:p>
              </table:table-cell>
              <table:table-cell office:value-type="float" office:value="0.99998">
                <text:p>0.99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2.956cm" style:legend-expansion="high" chart:style-name="ch2"/>
        <chart:plot-area chart:style-name="ch3" table:cell-range-address="Sheet1.A24:Sheet1.G31" chart:data-source-has-labels="row" svg:x="0.77cm" svg:y="0.855cm" svg:width="12.293cm" svg:height="7.545cm">
          <chartooo:coordinate-region svg:x="1.497cm" svg:y="1.055cm" svg:width="11.472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5:Sheet1.B31" chart:label-cell-address="Sheet1.B24:Sheet1.B24" chart:class="chart:scatter">
            <chart:domain table:cell-range-address="Sheet1.A25:Sheet1.A31"/>
            <chart:data-point chart:repeated="7"/>
          </chart:series>
          <chart:series chart:style-name="ch7" chart:values-cell-range-address="Sheet1.C25:Sheet1.C31" chart:label-cell-address="Sheet1.C24:Sheet1.C24" chart:class="chart:scatter">
            <chart:data-point chart:repeated="7"/>
          </chart:series>
          <chart:series chart:style-name="ch8" chart:values-cell-range-address="Sheet1.D25:Sheet1.D31" chart:label-cell-address="Sheet1.D24:Sheet1.D24" chart:class="chart:scatter">
            <chart:data-point chart:repeated="7"/>
          </chart:series>
          <chart:series chart:style-name="ch9" chart:values-cell-range-address="Sheet1.E25:Sheet1.E31" chart:label-cell-address="Sheet1.E24:Sheet1.E24" chart:class="chart:scatter">
            <chart:data-point chart:repeated="7"/>
          </chart:series>
          <chart:series chart:style-name="ch10" chart:values-cell-range-address="Sheet1.F25:Sheet1.F31" chart:label-cell-address="Sheet1.F24:Sheet1.F24" chart:class="chart:scatter">
            <chart:data-point chart:repeated="7"/>
          </chart:series>
          <chart:series chart:style-name="ch11" chart:values-cell-range-address="Sheet1.G25:Sheet1.G31" chart:label-cell-address="Sheet1.G24:Sheet1.G24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ce1</text:p>
                <draw:g>
                  <svg:desc>Sheet1.B24:Sheet1.B24</svg:desc>
                </draw:g>
              </table:table-cell>
              <table:table-cell office:value-type="string">
                <text:p>trace2</text:p>
                <draw:g>
                  <svg:desc>Sheet1.C24:Sheet1.C24</svg:desc>
                </draw:g>
              </table:table-cell>
              <table:table-cell office:value-type="string">
                <text:p>trace3</text:p>
                <draw:g>
                  <svg:desc>Sheet1.D24:Sheet1.D24</svg:desc>
                </draw:g>
              </table:table-cell>
              <table:table-cell office:value-type="string">
                <text:p>trace4</text:p>
                <draw:g>
                  <svg:desc>Sheet1.E24:Sheet1.E24</svg:desc>
                </draw:g>
              </table:table-cell>
              <table:table-cell office:value-type="string">
                <text:p>trace5</text:p>
                <draw:g>
                  <svg:desc>Sheet1.F24:Sheet1.F24</svg:desc>
                </draw:g>
              </table:table-cell>
              <table:table-cell office:value-type="string">
                <text:p>trace6</text:p>
                <draw:g>
                  <svg:desc>Sheet1.G24:Sheet1.G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5:Sheet1.A31</svg:desc>
                </draw:g>
              </table:table-cell>
              <table:table-cell office:value-type="float" office:value="0.024499">
                <text:p>0.024499</text:p>
                <draw:g>
                  <svg:desc>Sheet1.B25:Sheet1.B31</svg:desc>
                </draw:g>
              </table:table-cell>
              <table:table-cell office:value-type="float" office:value="0.00064">
                <text:p>0.00064</text:p>
                <draw:g>
                  <svg:desc>Sheet1.C25:Sheet1.C31</svg:desc>
                </draw:g>
              </table:table-cell>
              <table:table-cell office:value-type="float" office:value="0.030273">
                <text:p>0.030273</text:p>
                <draw:g>
                  <svg:desc>Sheet1.D25:Sheet1.D31</svg:desc>
                </draw:g>
              </table:table-cell>
              <table:table-cell office:value-type="float" office:value="0.000426">
                <text:p>0.000426</text:p>
                <draw:g>
                  <svg:desc>Sheet1.E25:Sheet1.E31</svg:desc>
                </draw:g>
              </table:table-cell>
              <table:table-cell office:value-type="float" office:value="0.017089">
                <text:p>0.017089</text:p>
                <draw:g>
                  <svg:desc>Sheet1.F25:Sheet1.F31</svg:desc>
                </draw:g>
              </table:table-cell>
              <table:table-cell office:value-type="float" office:value="0.99998">
                <text:p>0.99998</text:p>
                <draw:g>
                  <svg:desc>Sheet1.G25:Sheet1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1545">
                <text:p>0.031545</text:p>
              </table:table-cell>
              <table:table-cell office:value-type="float" office:value="0.000709">
                <text:p>0.000709</text:p>
              </table:table-cell>
              <table:table-cell office:value-type="float" office:value="0.082819">
                <text:p>0.082819</text:p>
              </table:table-cell>
              <table:table-cell office:value-type="float" office:value="0.000448">
                <text:p>0.000448</text:p>
              </table:table-cell>
              <table:table-cell office:value-type="float" office:value="0.0271">
                <text:p>0.0271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49491">
                <text:p>0.049491</text:p>
              </table:table-cell>
              <table:table-cell office:value-type="float" office:value="0.00834">
                <text:p>0.00834</text:p>
              </table:table-cell>
              <table:table-cell office:value-type="float" office:value="0.118024">
                <text:p>0.118024</text:p>
              </table:table-cell>
              <table:table-cell office:value-type="float" office:value="0.000513">
                <text:p>0.000513</text:p>
              </table:table-cell>
              <table:table-cell office:value-type="float" office:value="0.037122">
                <text:p>0.037122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65831">
                <text:p>0.065831</text:p>
              </table:table-cell>
              <table:table-cell office:value-type="float" office:value="0.008601">
                <text:p>0.008601</text:p>
              </table:table-cell>
              <table:table-cell office:value-type="float" office:value="0.15696">
                <text:p>0.15696</text:p>
              </table:table-cell>
              <table:table-cell office:value-type="float" office:value="0.000616">
                <text:p>0.000616</text:p>
              </table:table-cell>
              <table:table-cell office:value-type="float" office:value="0.065263">
                <text:p>0.065263</text:p>
              </table:table-cell>
              <table:table-cell office:value-type="float" office:value="0.874783">
                <text:p>0.8747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8866">
                <text:p>0.08866</text:p>
              </table:table-cell>
              <table:table-cell office:value-type="float" office:value="0.0131">
                <text:p>0.0131</text:p>
              </table:table-cell>
              <table:table-cell office:value-type="float" office:value="0.191731">
                <text:p>0.191731</text:p>
              </table:table-cell>
              <table:table-cell office:value-type="float" office:value="0.000737">
                <text:p>0.000737</text:p>
              </table:table-cell>
              <table:table-cell office:value-type="float" office:value="0.0893">
                <text:p>0.0893</text:p>
              </table:table-cell>
              <table:table-cell office:value-type="float" office:value="0.765145">
                <text:p>0.765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03673">
                <text:p>0.103673</text:p>
              </table:table-cell>
              <table:table-cell office:value-type="float" office:value="0.024238">
                <text:p>0.024238</text:p>
              </table:table-cell>
              <table:table-cell office:value-type="float" office:value="0.231923">
                <text:p>0.231923</text:p>
              </table:table-cell>
              <table:table-cell office:value-type="float" office:value="0.000805">
                <text:p>0.000805</text:p>
              </table:table-cell>
              <table:table-cell office:value-type="float" office:value="0.123351">
                <text:p>0.123351</text:p>
              </table:table-cell>
              <table:table-cell office:value-type="float" office:value="0.750925">
                <text:p>0.750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33076">
                <text:p>0.133076</text:p>
              </table:table-cell>
              <table:table-cell office:value-type="float" office:value="0.037498">
                <text:p>0.037498</text:p>
              </table:table-cell>
              <table:table-cell office:value-type="float" office:value="0.254817">
                <text:p>0.254817</text:p>
              </table:table-cell>
              <table:table-cell office:value-type="float" office:value="0.000833">
                <text:p>0.000833</text:p>
              </table:table-cell>
              <table:table-cell office:value-type="float" office:value="0.147342">
                <text:p>0.147342</text:p>
              </table:table-cell>
              <table:table-cell office:value-type="float" office:value="0.750925">
                <text:p>0.7509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